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Dol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Dolce Comp EVO</text:p>
          </table:table-cell>
          <table:table-cell/>
          <table:table-cell table:formula="of:=OFFSET([.$A$1];(ROW()-1)*6;0)" office:value-type="string" office:string-value="Dolce Comp EVO" calcext:value-type="string">
            <text:p>Dolce Comp EVO</text:p>
          </table:table-cell>
          <table:table-cell table:formula="of:=OFFSET([.$A$2];(ROW()-1)*6;0)" office:value-type="string" office:string-value="2100" calcext:value-type="string">
            <text:p>2100</text:p>
          </table:table-cell>
          <table:table-cell table:formula="of:=OFFSET([.$A$3];(ROW()-1)*6;0)" office:value-type="string" office:string-value="fork" calcext:value-type="string">
            <text:p>fork</text:p>
          </table:table-cell>
          <table:table-cell table:formula="of:=OFFSET([.$A$4];(ROW()-1)*6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00</text:p>
          </table:table-cell>
          <table:table-cell/>
          <table:table-cell table:formula="of:=OFFSET([.$A$1];(ROW()-1)*6;0)" office:value-type="string" office:string-value="Dolce EVO" calcext:value-type="string">
            <text:p>Dolce EVO</text:p>
          </table:table-cell>
          <table:table-cell table:formula="of:=OFFSET([.$A$2];(ROW()-1)*6;0)" office:value-type="string" office:string-value="1450" calcext:value-type="string">
            <text:p>1450</text:p>
          </table:table-cell>
          <table:table-cell table:formula="of:=OFFSET([.$A$3];(ROW()-1)*6;0)" office:value-type="string" office:string-value="fork" calcext:value-type="string">
            <text:p>fork</text:p>
          </table:table-cell>
          <table:table-cell table:formula="of:=OFFSET([.$A$4];(ROW()-1)*6;0)" office:value-type="string" office:string-value="Tiagra" calcext:value-type="string">
            <text:p>Tia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k</text:p>
          </table:table-cell>
          <table:table-cell/>
          <table:table-cell table:formula="of:=OFFSET([.$A$1];(ROW()-1)*6;0)" office:value-type="string" office:string-value="Dolce Comp" calcext:value-type="string">
            <text:p>Dolce Comp</text:p>
          </table:table-cell>
          <table:table-cell table:formula="of:=OFFSET([.$A$2];(ROW()-1)*6;0)" office:value-type="string" office:string-value="1500" calcext:value-type="string">
            <text:p>1500</text:p>
          </table:table-cell>
          <table:table-cell table:formula="of:=OFFSET([.$A$3];(ROW()-1)*6;0)" office:value-type="string" office:string-value="fork" calcext:value-type="string">
            <text:p>fork</text:p>
          </table:table-cell>
          <table:table-cell table:formula="of:=OFFSET([.$A$4];(ROW()-1)*6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OFFSET([.$A$1];(ROW()-1)*6;0)" office:value-type="string" office:string-value="Dolce Elite" calcext:value-type="string">
            <text:p>Dolce Elite</text:p>
          </table:table-cell>
          <table:table-cell table:formula="of:=OFFSET([.$A$2];(ROW()-1)*6;0)" office:value-type="string" office:string-value="1250" calcext:value-type="string">
            <text:p>1250</text:p>
          </table:table-cell>
          <table:table-cell table:formula="of:=OFFSET([.$A$3];(ROW()-1)*6;0)" office:value-type="string" office:string-value="fork" calcext:value-type="string">
            <text:p>fork</text:p>
          </table:table-cell>
          <table:table-cell table:formula="of:=OFFSET([.$A$4];(ROW()-1)*6;0)" office:value-type="string" office:string-value="Tiagra" calcext:value-type="string">
            <text:p>Tiag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6;0)" office:value-type="string" office:string-value="Dolce Sport Disc" calcext:value-type="string">
            <text:p>Dolce Sport Disc</text:p>
          </table:table-cell>
          <table:table-cell table:formula="of:=OFFSET([.$A$2];(ROW()-1)*6;0)" office:value-type="string" office:string-value="1150" calcext:value-type="string">
            <text:p>1150</text:p>
          </table:table-cell>
          <table:table-cell table:formula="of:=OFFSET([.$A$3];(ROW()-1)*6;0)" office:value-type="string" office:string-value="fork" calcext:value-type="string">
            <text:p>fork</text:p>
          </table:table-cell>
          <table:table-cell table:formula="of:=OFFSET([.$A$4];(ROW()-1)*6;0)" office:value-type="string" office:string-value="Sora" calcext:value-type="string">
            <text:p>So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6;0)" office:value-type="string" office:string-value="Dolce Sport" calcext:value-type="string">
            <text:p>Dolce Sport</text:p>
          </table:table-cell>
          <table:table-cell table:formula="of:=OFFSET([.$A$2];(ROW()-1)*6;0)" office:value-type="string" office:string-value="970" calcext:value-type="string">
            <text:p>970</text:p>
          </table:table-cell>
          <table:table-cell table:formula="of:=OFFSET([.$A$3];(ROW()-1)*6;0)" office:value-type="string" office:string-value="Fork" calcext:value-type="string">
            <text:p>Fork</text:p>
          </table:table-cell>
          <table:table-cell table:formula="of:=OFFSET([.$A$4];(ROW()-1)*6;0)" office:value-type="string" office:string-value="Sora" calcext:value-type="string">
            <text:p>So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ce EVO</text:p>
          </table:table-cell>
          <table:table-cell/>
          <table:table-cell table:formula="of:=OFFSET([.$A$1];(ROW()-1)*6;0)" office:value-type="string" office:string-value="Dolce" calcext:value-type="string">
            <text:p>Dolce</text:p>
          </table:table-cell>
          <table:table-cell table:formula="of:=OFFSET([.$A$2];(ROW()-1)*6;0)" office:value-type="string" office:string-value="770" calcext:value-type="string">
            <text:p>770</text:p>
          </table:table-cell>
          <table:table-cell table:formula="of:=OFFSET([.$A$3];(ROW()-1)*6;0)" office:value-type="string" office:string-value="Fork" calcext:value-type="string">
            <text:p>Fork</text:p>
          </table:table-cell>
          <table:table-cell table:formula="of:=OFFSET([.$A$4];(ROW()-1)*6;0)" office:value-type="string" office:string-value="Claris" calcext:value-type="string">
            <text:p>Clari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olce Co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olce Eli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olce Sport Dis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1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olce Spo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ol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" table:style-name="ta1">
        <table:table-column table:style-name="co3" table:default-cell-style-name="Default"/>
        <table:table-row table:style-name="ro1">
          <table:table-cell office:value-type="string" calcext:value-type="string">
            <text:p>Dolce</text:p>
          </table:table-cell>
        </table:table-row>
        <table:table-row table:style-name="ro1">
          <table:table-cell office:value-type="string" calcext:value-type="string">
            <text:p>Comp EVO</text:p>
          </table:table-cell>
        </table:table-row>
        <table:table-row table:style-name="ro1">
          <table:table-cell office:value-type="string" calcext:value-type="string">
            <text:p>EVO</text:p>
          </table:table-cell>
        </table:table-row>
        <table:table-row table:style-name="ro1"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Elite</text:p>
          </table:table-cell>
        </table:table-row>
        <table:table-row table:style-name="ro1">
          <table:table-cell office:value-type="string" calcext:value-type="string">
            <text:p>Sport Disc</text:p>
          </table:table-cell>
        </table:table-row>
        <table:table-row table:style-name="ro1"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2100</text:p>
          </table:table-cell>
        </table:table-row>
        <table:table-row table:style-name="ro1">
          <table:table-cell office:value-type="string" calcext:value-type="string">
            <text:p>1450</text:p>
          </table:table-cell>
        </table:table-row>
        <table:table-row table:style-name="ro1">
          <table:table-cell office:value-type="string" calcext:value-type="string">
            <text:p>1500</text:p>
          </table:table-cell>
        </table:table-row>
        <table:table-row table:style-name="ro1">
          <table:table-cell office:value-type="string" calcext:value-type="string">
            <text:p>1250</text:p>
          </table:table-cell>
        </table:table-row>
        <table:table-row table:style-name="ro1">
          <table:table-cell office:value-type="string" calcext:value-type="string">
            <text:p>1150</text:p>
          </table:table-cell>
        </table:table-row>
        <table:table-row table:style-name="ro1">
          <table:table-cell office:value-type="string" calcext:value-type="string">
            <text:p>970</text:p>
          </table:table-cell>
        </table:table-row>
        <table:table-row table:style-name="ro1">
          <table:table-cell office:value-type="string" calcext:value-type="string">
            <text:p>770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Clar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2:53:11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2:55:20.777000000</dc:date>
    <meta:editing-duration>PT25M44S</meta:editing-duration>
    <meta:editing-cycles>4</meta:editing-cycles>
    <meta:generator>LibreOffice/5.0.5.2$Windows_X86_64 LibreOffice_project/55b006a02d247b5f7215fc6ea0fde844b30035b3</meta:generator>
    <meta:document-statistic meta:table-count="2" meta:cell-count="85" meta:object-count="0"/>
  </office:meta>
</office:document-meta>
</file>